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9a076f0000" style:family="table" style:master-page-name="ta-mp-0x7f9a076f0000">
      <style:table-properties table:display="true" style:writing-mode="lr-tb"/>
    </style:style>
    <style:style style:name="ta-0x7f9a076f01f0" style:family="table" style:master-page-name="ta-mp-0x7f9a076f01f0">
      <style:table-properties table:display="true" style:writing-mode="lr-tb"/>
    </style:style>
    <style:style style:name="ta-0x7f9a076f03e0" style:family="table" style:master-page-name="ta-mp-0x7f9a076f03e0">
      <style:table-properties table:display="true" style:writing-mode="lr-tb"/>
    </style:style>
    <style:style style:name="ta-0x7f9a076f05d0" style:family="table" style:master-page-name="ta-mp-0x7f9a076f05d0">
      <style:table-properties table:display="true" style:writing-mode="lr-tb"/>
    </style:style>
    <style:style style:name="ta-0x7f9a076f07c0" style:family="table" style:master-page-name="ta-mp-0x7f9a076f07c0">
      <style:table-properties table:display="true" style:writing-mode="lr-tb"/>
    </style:style>
    <style:style style:name="ta-0x7f9a076f09b0" style:family="table" style:master-page-name="ta-mp-0x7f9a076f09b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4.06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9a0770ed40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a0770ee6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a0770ef9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a0770f0b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a0770f1e0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a0770ec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a077259b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a0770f43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a0770e52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a0770de3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a0770f3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a07725ae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a0770f55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a0770f8d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a0770fc4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a0770f68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a0770f9f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a0770fd7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a0770ffc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a0770e8a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a0770e2d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a0770fe9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a07725c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a077100e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a0771046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a077107d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a0771021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a0771058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a0771090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a07710b5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a0770e08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a0770dbe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a07710a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a07725d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a07710c7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a07710ff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a0771136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a07710da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a0771111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a0771149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a077116e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a0770dd1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a0770dac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a077115b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a07725e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a16794eb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a1679523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a167955a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a16794fe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a1679535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a167956d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a1679592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a0770e77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a0770e1b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a167957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a07725f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a16795a4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a16795dc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a1679613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a16795b7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a16795ee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a1679626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OL-1" style:family="table-column">
      <style:table-column-properties style:column-width="167.25pt" style:use-optimal-column-width="true"/>
    </style:style>
    <style:style style:name="ACOL-2" style:family="table-column"/>
    <style:style style:name="ACOL-3" style:family="table-column">
      <style:table-column-properties style:column-width="121.50pt" style:use-optimal-column-width="true"/>
    </style:style>
    <style:style style:name="ACOL-4" style:family="table-column">
      <style:table-column-properties style:column-width="64.50pt" style:use-optimal-column-width="false"/>
    </style:style>
    <style:style style:name="ACOL-5" style:family="table-column">
      <style:table-column-properties style:column-width="96.75pt" style:use-optimal-column-width="true"/>
    </style:style>
    <style:style style:name="ACOL-6" style:family="table-column">
      <style:table-column-properties style:column-width="465.00pt" style:use-optimal-column-width="true"/>
    </style:style>
    <style:style style:name="ACOL-7" style:family="table-column">
      <style:table-column-properties style:column-width="75.35pt" style:use-optimal-column-width="true"/>
    </style:style>
    <style:style style:name="ACOL-8" style:family="table-column">
      <style:table-column-properties style:column-width="94.85pt" style:use-optimal-column-width="true"/>
    </style:style>
    <style:style style:name="ACOL-9" style:family="table-column">
      <style:table-column-properties style:column-width="304.75pt" style:use-optimal-column-width="true"/>
    </style:style>
    <style:style style:name="AROW-1" style:family="table-row"/>
    <style:style style:name="AROW-2" style:family="table-row">
      <style:table-row-properties style:row-height="14.2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7f9a076e4350" table:allow-empty-cell="true" table:display-list="unsorted" table:base-cell-address="$'TestCase'.A3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9a077a0c70" table:allow-empty-cell="true" table:display-list="unsorted" table:base-cell-address="$'TestCase'.A5" table:condition="of:cell-content-is-in-list({&quot;openApplication&quot;;&quot;logi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9a077a8730" table:allow-empty-cell="true" table:display-list="unsorted" table:base-cell-address="$'TestCase'.A7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</table:content-validations>
      <table:table table:name="TestCase" table:style-name="ta-0x7f9a076f0000" table:print="false">
        <office:forms form:automatic-focus="false" form:apply-design-mode="false">
          <form:form/>
        </office:forms>
        <table:table-column table:default-cell-style-name="ACE-0x7f9a0770ec18" table:style-name="ACOL-1"/>
        <table:table-column table:style-name="ACOL-0" table:number-columns-repeated="127"/>
        <table:table-row table:style-name="AROW-0">
          <table:table-cell table:style-name="ACE-0x7f9a0770ed40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0">
          <table:table-cell table:style-name="ACE-0x7f9a0770ee68" table:content-validation-name="VAL-0x7f9a076e435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9a0770ef90" table:content-validation-name="VAL-0x7f9a077a0c70" office:value-type="string">
            <text:p>login</text:p>
          </table:table-cell>
          <table:table-cell table:number-columns-repeated="127" table:style-name="Gnumeric-default"/>
        </table:table-row>
        <table:table-row table:style-name="AROW-0">
          <table:table-cell table:style-name="ACE-0x7f9a0770f0b8" table:content-validation-name="VAL-0x7f9a077a8730" office:value-type="string">
            <text:p>verifyCategoryPopUpError</text:p>
          </table:table-cell>
          <table:table-cell table:number-columns-repeated="127" table:style-name="Gnumeric-default"/>
        </table:table-row>
        <table:table-row table:style-name="AROW-0">
          <table:table-cell table:style-name="ACE-0x7f9a0770f1e0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0" table:number-rows-repeated="1048568">
          <table:table-cell table:number-columns-repeated="128"/>
        </table:table-row>
        <table:table-row table:style-name="AROW-0" table:number-rows-repeated="3">
          <table:table-cell table:number-columns-repeated="128" table:style-name="Gnumeric-default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1_TestData" table:style-name="ta-0x7f9a076f01f0" table:print="false">
        <office:forms form:automatic-focus="false" form:apply-design-mode="false">
          <form:form/>
        </office:forms>
        <table:table-column table:default-cell-style-name="ACE-0x7f9a0770f308" table:style-name="ACOL-3"/>
        <table:table-column table:default-cell-style-name="ACE-0x7f9a0770f308" table:style-name="ACOL-4"/>
        <table:table-column table:default-cell-style-name="ACE-0x7f9a0770f308" table:style-name="ACOL-5"/>
        <table:table-column table:default-cell-style-name="ACE-0x7f9a0770f308" table:style-name="ACOL-6"/>
        <table:table-column table:default-cell-style-name="ACE-0x7f9a0770f308" table:style-name="ACOL-7" table:number-columns-repeated="2"/>
        <table:table-column table:default-cell-style-name="ACE-0x7f9a0770f308" table:style-name="ACOL-8"/>
        <table:table-column table:default-cell-style-name="ACE-0x7f9a0770f308" table:style-name="ACOL-9"/>
        <table:table-column table:default-cell-style-name="ACE-0x7f9a07725ae0" table:style-name="ACOL-0" table:number-columns-repeated="120"/>
        <table:table-row table:style-name="AROW-0">
          <table:table-cell table:style-name="ACE-0x7f9a0770f430" office:value-type="string">
            <text:p>User Name</text:p>
          </table:table-cell>
          <table:table-cell table:style-name="ACE-0x7f9a0770f558" office:value-type="string">
            <text:p>Password</text:p>
          </table:table-cell>
          <table:table-cell table:style-name="ACE-0x7f9a0770f558" office:value-type="string">
            <text:p>SearchTextName</text:p>
          </table:table-cell>
          <table:table-cell table:style-name="ACE-0x7f9a0770f680" office:value-type="string">
            <text:p>PopUp Error</text:p>
          </table:table-cell>
          <table:table-cell table:number-columns-repeated="4" table:style-name="ACE-0x7f9a0770f308"/>
          <table:table-cell table:number-columns-repeated="120" table:style-name="ACE-0x7f9a07725ae0"/>
        </table:table-row>
        <table:table-row table:style-name="AROW-0">
          <table:table-cell table:style-name="ACE-0x7f9a0770e528" office:value-type="string">
            <text:p>testshopclue@sc.com</text:p>
          </table:table-cell>
          <table:table-cell table:style-name="ACE-0x7f9a0770f8d0" office:value-type="float" office:value="123456">
            <text:p>123456</text:p>
          </table:table-cell>
          <table:table-cell table:style-name="ACE-0x7f9a0770f8d0" office:value-type="string">
            <text:p>Shirt</text:p>
          </table:table-cell>
          <table:table-cell table:style-name="ACE-0x7f9a0770f9f8" office:value-type="string">
            <text:p>No items selected! At least one check box must be selected to perform this action.</text:p>
          </table:table-cell>
          <table:table-cell table:number-columns-repeated="4" table:style-name="ACE-0x7f9a0770f308"/>
          <table:table-cell table:number-columns-repeated="120" table:style-name="ACE-0x7f9a07725ae0"/>
        </table:table-row>
        <table:table-row table:style-name="AROW-0">
          <table:table-cell table:style-name="ACE-0x7f9a0770de38" office:value-type="string">
            <text:p>testshopclue@sc.com</text:p>
          </table:table-cell>
          <table:table-cell table:style-name="ACE-0x7f9a0770fc48" office:value-type="float" office:value="123456">
            <text:p>123456</text:p>
          </table:table-cell>
          <table:table-cell table:style-name="ACE-0x7f9a0770fc48"/>
          <table:table-cell table:style-name="ACE-0x7f9a0770fd70"/>
          <table:table-cell table:number-columns-repeated="4" table:style-name="ACE-0x7f9a0770f308"/>
          <table:table-cell table:number-columns-repeated="120" table:style-name="ACE-0x7f9a07725ae0"/>
        </table:table-row>
        <table:table-row table:style-name="AROW-0" table:number-rows-repeated="1048564">
          <table:table-cell table:number-columns-repeated="128"/>
        </table:table-row>
        <table:table-row table:style-name="AROW-0" table:number-rows-repeated="9">
          <table:table-cell table:number-columns-repeated="128" table:style-name="ACE-0x7f9a07725ae0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2_TestData" table:style-name="ta-0x7f9a076f03e0" table:print="false">
        <office:forms form:automatic-focus="false" form:apply-design-mode="false">
          <form:form/>
        </office:forms>
        <table:table-column table:default-cell-style-name="ACE-0x7f9a0770fe98" table:style-name="ACOL-3"/>
        <table:table-column table:default-cell-style-name="ACE-0x7f9a0770fe98" table:style-name="ACOL-4"/>
        <table:table-column table:default-cell-style-name="ACE-0x7f9a0770fe98" table:style-name="ACOL-5"/>
        <table:table-column table:default-cell-style-name="ACE-0x7f9a0770fe98" table:style-name="ACOL-6"/>
        <table:table-column table:default-cell-style-name="ACE-0x7f9a0770fe98" table:style-name="ACOL-7" table:number-columns-repeated="2"/>
        <table:table-column table:default-cell-style-name="ACE-0x7f9a0770fe98" table:style-name="ACOL-8"/>
        <table:table-column table:default-cell-style-name="ACE-0x7f9a0770fe98" table:style-name="ACOL-9"/>
        <table:table-column table:default-cell-style-name="ACE-0x7f9a07725c08" table:style-name="ACOL-0" table:number-columns-repeated="120"/>
        <table:table-row table:style-name="AROW-0">
          <table:table-cell table:style-name="ACE-0x7f9a0770ffc0" office:value-type="string">
            <text:p>User Name</text:p>
          </table:table-cell>
          <table:table-cell table:style-name="ACE-0x7f9a077100e8" office:value-type="string">
            <text:p>Password</text:p>
          </table:table-cell>
          <table:table-cell table:style-name="ACE-0x7f9a077100e8" office:value-type="string">
            <text:p>SearchTextName</text:p>
          </table:table-cell>
          <table:table-cell table:style-name="ACE-0x7f9a07710210" office:value-type="string">
            <text:p>PopUp Error</text:p>
          </table:table-cell>
          <table:table-cell table:number-columns-repeated="4" table:style-name="ACE-0x7f9a0770fe98"/>
          <table:table-cell table:number-columns-repeated="120" table:style-name="ACE-0x7f9a07725c08"/>
        </table:table-row>
        <table:table-row table:style-name="AROW-0">
          <table:table-cell table:style-name="ACE-0x7f9a0770e8a0" office:value-type="string">
            <text:p>testshopclue@sc.com</text:p>
          </table:table-cell>
          <table:table-cell table:style-name="ACE-0x7f9a07710460" office:value-type="float" office:value="123456">
            <text:p>123456</text:p>
          </table:table-cell>
          <table:table-cell table:style-name="ACE-0x7f9a07710460" office:value-type="string">
            <text:p>Shirt</text:p>
          </table:table-cell>
          <table:table-cell table:style-name="ACE-0x7f9a07710588" office:value-type="string">
            <text:p>No items selected! At least one check box must be selected to perform this action.</text:p>
          </table:table-cell>
          <table:table-cell table:number-columns-repeated="4" table:style-name="ACE-0x7f9a0770fe98"/>
          <table:table-cell table:number-columns-repeated="120" table:style-name="ACE-0x7f9a07725c08"/>
        </table:table-row>
        <table:table-row table:style-name="AROW-0">
          <table:table-cell table:style-name="ACE-0x7f9a0770e2d8" office:value-type="string">
            <text:p>testshopclue@sc.com</text:p>
          </table:table-cell>
          <table:table-cell table:style-name="ACE-0x7f9a077107d8" office:value-type="float" office:value="123456">
            <text:p>123456</text:p>
          </table:table-cell>
          <table:table-cell table:style-name="ACE-0x7f9a077107d8"/>
          <table:table-cell table:style-name="ACE-0x7f9a07710900"/>
          <table:table-cell table:number-columns-repeated="4" table:style-name="ACE-0x7f9a0770fe98"/>
          <table:table-cell table:number-columns-repeated="120" table:style-name="ACE-0x7f9a07725c08"/>
        </table:table-row>
        <table:table-row table:style-name="AROW-2" table:number-rows-repeated="1048564">
          <table:table-cell table:number-columns-repeated="128"/>
        </table:table-row>
        <table:table-row table:style-name="AROW-2" table:number-rows-repeated="9">
          <table:table-cell table:number-columns-repeated="128" table:style-name="ACE-0x7f9a07725c0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3_TestData" table:style-name="ta-0x7f9a076f05d0" table:print="false">
        <office:forms form:automatic-focus="false" form:apply-design-mode="false">
          <form:form/>
        </office:forms>
        <table:table-column table:default-cell-style-name="ACE-0x7f9a07710a28" table:style-name="ACOL-3"/>
        <table:table-column table:default-cell-style-name="ACE-0x7f9a07710a28" table:style-name="ACOL-4"/>
        <table:table-column table:default-cell-style-name="ACE-0x7f9a07710a28" table:style-name="ACOL-5"/>
        <table:table-column table:default-cell-style-name="ACE-0x7f9a07710a28" table:style-name="ACOL-6"/>
        <table:table-column table:default-cell-style-name="ACE-0x7f9a07710a28" table:style-name="ACOL-7" table:number-columns-repeated="2"/>
        <table:table-column table:default-cell-style-name="ACE-0x7f9a07710a28" table:style-name="ACOL-8"/>
        <table:table-column table:default-cell-style-name="ACE-0x7f9a07710a28" table:style-name="ACOL-9"/>
        <table:table-column table:default-cell-style-name="ACE-0x7f9a07725d30" table:style-name="ACOL-0" table:number-columns-repeated="120"/>
        <table:table-row table:style-name="AROW-0">
          <table:table-cell table:style-name="ACE-0x7f9a07710b50" office:value-type="string">
            <text:p>User Name</text:p>
          </table:table-cell>
          <table:table-cell table:style-name="ACE-0x7f9a07710c78" office:value-type="string">
            <text:p>Password</text:p>
          </table:table-cell>
          <table:table-cell table:style-name="ACE-0x7f9a07710c78" office:value-type="string">
            <text:p>SearchTextName</text:p>
          </table:table-cell>
          <table:table-cell table:style-name="ACE-0x7f9a07710da0" office:value-type="string">
            <text:p>PopUp Error</text:p>
          </table:table-cell>
          <table:table-cell table:number-columns-repeated="4" table:style-name="ACE-0x7f9a07710a28"/>
          <table:table-cell table:number-columns-repeated="120" table:style-name="ACE-0x7f9a07725d30"/>
        </table:table-row>
        <table:table-row table:style-name="AROW-0">
          <table:table-cell table:style-name="ACE-0x7f9a0770e088" office:value-type="string">
            <text:p>testshopclue@sc.com</text:p>
          </table:table-cell>
          <table:table-cell table:style-name="ACE-0x7f9a07710ff0" office:value-type="float" office:value="123456">
            <text:p>123456</text:p>
          </table:table-cell>
          <table:table-cell table:style-name="ACE-0x7f9a07710ff0" office:value-type="string">
            <text:p>Shirt</text:p>
          </table:table-cell>
          <table:table-cell table:style-name="ACE-0x7f9a07711118" office:value-type="string">
            <text:p>No items selected! At least one check box must be selected to perform this action.</text:p>
          </table:table-cell>
          <table:table-cell table:number-columns-repeated="4" table:style-name="ACE-0x7f9a07710a28"/>
          <table:table-cell table:number-columns-repeated="120" table:style-name="ACE-0x7f9a07725d30"/>
        </table:table-row>
        <table:table-row table:style-name="AROW-0">
          <table:table-cell table:style-name="ACE-0x7f9a0770dbe8" office:value-type="string">
            <text:p>testshopclue@sc.com</text:p>
          </table:table-cell>
          <table:table-cell table:style-name="ACE-0x7f9a07711368" office:value-type="float" office:value="123456">
            <text:p>123456</text:p>
          </table:table-cell>
          <table:table-cell table:style-name="ACE-0x7f9a07711368"/>
          <table:table-cell table:style-name="ACE-0x7f9a07711490"/>
          <table:table-cell table:number-columns-repeated="4" table:style-name="ACE-0x7f9a07710a28"/>
          <table:table-cell table:number-columns-repeated="120" table:style-name="ACE-0x7f9a07725d30"/>
        </table:table-row>
        <table:table-row table:style-name="AROW-2" table:number-rows-repeated="1048564">
          <table:table-cell table:number-columns-repeated="128"/>
        </table:table-row>
        <table:table-row table:style-name="AROW-2" table:number-rows-repeated="9">
          <table:table-cell table:number-columns-repeated="128" table:style-name="ACE-0x7f9a07725d30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4_TestData" table:style-name="ta-0x7f9a076f07c0" table:print="false">
        <office:forms form:automatic-focus="false" form:apply-design-mode="false">
          <form:form/>
        </office:forms>
        <table:table-column table:default-cell-style-name="ACE-0x7f9a077115b8" table:style-name="ACOL-3"/>
        <table:table-column table:default-cell-style-name="ACE-0x7f9a077115b8" table:style-name="ACOL-4"/>
        <table:table-column table:default-cell-style-name="ACE-0x7f9a077115b8" table:style-name="ACOL-5"/>
        <table:table-column table:default-cell-style-name="ACE-0x7f9a077115b8" table:style-name="ACOL-6"/>
        <table:table-column table:default-cell-style-name="ACE-0x7f9a077115b8" table:style-name="ACOL-7" table:number-columns-repeated="2"/>
        <table:table-column table:default-cell-style-name="ACE-0x7f9a077115b8" table:style-name="ACOL-8"/>
        <table:table-column table:default-cell-style-name="ACE-0x7f9a077115b8" table:style-name="ACOL-9"/>
        <table:table-column table:default-cell-style-name="ACE-0x7f9a07725e58" table:style-name="ACOL-0" table:number-columns-repeated="120"/>
        <table:table-row table:style-name="AROW-0">
          <table:table-cell table:style-name="ACE-0x7f9a077116e0" office:value-type="string">
            <text:p>User Name</text:p>
          </table:table-cell>
          <table:table-cell table:style-name="ACE-0x7f9a16794eb8" office:value-type="string">
            <text:p>Password</text:p>
          </table:table-cell>
          <table:table-cell table:style-name="ACE-0x7f9a16794eb8" office:value-type="string">
            <text:p>SearchTextName</text:p>
          </table:table-cell>
          <table:table-cell table:style-name="ACE-0x7f9a16794fe0" office:value-type="string">
            <text:p>PopUp Error</text:p>
          </table:table-cell>
          <table:table-cell table:number-columns-repeated="4" table:style-name="ACE-0x7f9a077115b8"/>
          <table:table-cell table:number-columns-repeated="120" table:style-name="ACE-0x7f9a07725e58"/>
        </table:table-row>
        <table:table-row table:style-name="AROW-0">
          <table:table-cell table:style-name="ACE-0x7f9a0770dd10" office:value-type="string">
            <text:p>testshopclue@sc.com</text:p>
          </table:table-cell>
          <table:table-cell table:style-name="ACE-0x7f9a16795230" office:value-type="float" office:value="123456">
            <text:p>123456</text:p>
          </table:table-cell>
          <table:table-cell table:style-name="ACE-0x7f9a16795230" office:value-type="string">
            <text:p>Shirt</text:p>
          </table:table-cell>
          <table:table-cell table:style-name="ACE-0x7f9a16795358" office:value-type="string">
            <text:p>No items selected! At least one check box must be selected to perform this action.</text:p>
          </table:table-cell>
          <table:table-cell table:number-columns-repeated="4" table:style-name="ACE-0x7f9a077115b8"/>
          <table:table-cell table:number-columns-repeated="120" table:style-name="ACE-0x7f9a07725e58"/>
        </table:table-row>
        <table:table-row table:style-name="AROW-0">
          <table:table-cell table:style-name="ACE-0x7f9a0770dac0" office:value-type="string">
            <text:p>testshopclue@sc.com</text:p>
          </table:table-cell>
          <table:table-cell table:style-name="ACE-0x7f9a167955a8" office:value-type="float" office:value="123456">
            <text:p>123456</text:p>
          </table:table-cell>
          <table:table-cell table:style-name="ACE-0x7f9a167955a8"/>
          <table:table-cell table:style-name="ACE-0x7f9a167956d0"/>
          <table:table-cell table:number-columns-repeated="4" table:style-name="ACE-0x7f9a077115b8"/>
          <table:table-cell table:number-columns-repeated="120" table:style-name="ACE-0x7f9a07725e58"/>
        </table:table-row>
        <table:table-row table:style-name="AROW-2" table:number-rows-repeated="1048564">
          <table:table-cell table:number-columns-repeated="128"/>
        </table:table-row>
        <table:table-row table:style-name="AROW-2" table:number-rows-repeated="9">
          <table:table-cell table:number-columns-repeated="128" table:style-name="ACE-0x7f9a07725e5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5_TestData" table:style-name="ta-0x7f9a076f09b0" table:print="false">
        <office:forms form:automatic-focus="false" form:apply-design-mode="false">
          <form:form/>
        </office:forms>
        <table:table-column table:default-cell-style-name="ACE-0x7f9a167957f8" table:style-name="ACOL-3"/>
        <table:table-column table:default-cell-style-name="ACE-0x7f9a167957f8" table:style-name="ACOL-4"/>
        <table:table-column table:default-cell-style-name="ACE-0x7f9a167957f8" table:style-name="ACOL-5"/>
        <table:table-column table:default-cell-style-name="ACE-0x7f9a167957f8" table:style-name="ACOL-6"/>
        <table:table-column table:default-cell-style-name="ACE-0x7f9a167957f8" table:style-name="ACOL-7" table:number-columns-repeated="2"/>
        <table:table-column table:default-cell-style-name="ACE-0x7f9a167957f8" table:style-name="ACOL-8"/>
        <table:table-column table:default-cell-style-name="ACE-0x7f9a167957f8" table:style-name="ACOL-9"/>
        <table:table-column table:default-cell-style-name="ACE-0x7f9a07725f80" table:style-name="ACOL-0" table:number-columns-repeated="120"/>
        <table:table-row table:style-name="AROW-0">
          <table:table-cell table:style-name="ACE-0x7f9a16795920" office:value-type="string">
            <text:p>User Name</text:p>
          </table:table-cell>
          <table:table-cell table:style-name="ACE-0x7f9a16795a48" office:value-type="string">
            <text:p>Password</text:p>
          </table:table-cell>
          <table:table-cell table:style-name="ACE-0x7f9a16795a48" office:value-type="string">
            <text:p>SearchTextName</text:p>
          </table:table-cell>
          <table:table-cell table:style-name="ACE-0x7f9a16795b70" office:value-type="string">
            <text:p>PopUp Error</text:p>
          </table:table-cell>
          <table:table-cell table:number-columns-repeated="4" table:style-name="ACE-0x7f9a167957f8"/>
          <table:table-cell table:number-columns-repeated="120" table:style-name="ACE-0x7f9a07725f80"/>
        </table:table-row>
        <table:table-row table:style-name="AROW-0">
          <table:table-cell table:style-name="ACE-0x7f9a0770e778" office:value-type="string">
            <text:p>testshopclue@sc.com</text:p>
          </table:table-cell>
          <table:table-cell table:style-name="ACE-0x7f9a16795dc0" office:value-type="float" office:value="123456">
            <text:p>123456</text:p>
          </table:table-cell>
          <table:table-cell table:style-name="ACE-0x7f9a16795dc0" office:value-type="string">
            <text:p>Shirt</text:p>
          </table:table-cell>
          <table:table-cell table:style-name="ACE-0x7f9a16795ee8" office:value-type="string">
            <text:p>No items selected! At least one check box must be selected to perform this action.</text:p>
          </table:table-cell>
          <table:table-cell table:number-columns-repeated="4" table:style-name="ACE-0x7f9a167957f8"/>
          <table:table-cell table:number-columns-repeated="120" table:style-name="ACE-0x7f9a07725f80"/>
        </table:table-row>
        <table:table-row table:style-name="AROW-0">
          <table:table-cell table:style-name="ACE-0x7f9a0770e1b0" office:value-type="string">
            <text:p>testshopclue@sc.com</text:p>
          </table:table-cell>
          <table:table-cell table:style-name="ACE-0x7f9a16796138" office:value-type="float" office:value="123456">
            <text:p>123456</text:p>
          </table:table-cell>
          <table:table-cell table:style-name="ACE-0x7f9a16796138"/>
          <table:table-cell table:style-name="ACE-0x7f9a16796260"/>
          <table:table-cell table:number-columns-repeated="4" table:style-name="ACE-0x7f9a167957f8"/>
          <table:table-cell table:number-columns-repeated="120" table:style-name="ACE-0x7f9a07725f80"/>
        </table:table-row>
        <table:table-row table:style-name="AROW-2" table:number-rows-repeated="1048564">
          <table:table-cell table:number-columns-repeated="128"/>
        </table:table-row>
        <table:table-row table:style-name="AROW-2" table:number-rows-repeated="9">
          <table:table-cell table:number-columns-repeated="128" table:style-name="ACE-0x7f9a07725f80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0" gnm:cursor-row="0">
          <gnm:selection gnm:start-col="0" gnm:start-row="0" gnm:end-col="0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4.06pt" style:use-optimal-row-height="true"/>
    </style:default-style>
  </office:styles>
  <office:automatic-styles>
    <style:page-layout style:name="pl-0x7f9a076f8dd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9a077399f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9a076a0b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9a10439b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9a103f8b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9a104e24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9a076f0000" style:display-name="TestCase" style:page-layout-name="pl-0x7f9a076f8dd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9a076f01f0" style:display-name="AQA1_TestData" style:page-layout-name="pl-0x7f9a077399f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9a076f03e0" style:display-name="AQA2_TestData" style:page-layout-name="pl-0x7f9a076a0b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9a076f05d0" style:display-name="AQA3_TestData" style:page-layout-name="pl-0x7f9a10439b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9a076f07c0" style:display-name="AQA4_TestData" style:page-layout-name="pl-0x7f9a103f8b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9a076f09b0" style:display-name="AQA5_TestData" style:page-layout-name="pl-0x7f9a104e24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7-01T05:27:11Z</dc:date>
    <meta:creation-date>2014-12-02T14:54:22Z</meta:creation-date>
    <meta:editing-cycles>31</meta:editing-cycles>
    <meta:editing-duration>PT9H10M6S</meta:editing-duration>
    <meta:generator>gnumeric/1.12.9</meta:generator>
    <meta:initial-creator>sakshi juneja</meta:initial-creator>
  </office:meta>
</office:document-meta>
</file>